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6.6931in" table:align="margins"/>
    </style:style>
    <style:style style:name="Tabella1.A" style:family="table-column">
      <style:table-column-properties style:column-width="2.2306in" style:rel-column-width="21840*"/>
    </style:style>
    <style:style style:name="Tabella1.B" style:family="table-column">
      <style:table-column-properties style:column-width="2.2313in" style:rel-column-width="21847*"/>
    </style:style>
    <style:style style:name="Tabella1.C" style:family="table-column">
      <style:table-column-properties style:column-width="2.2313in" style:rel-column-width="21848*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50926504" text:id="ct150926504">
          <text:insertion>
            <office:change-info>
              <dc:creator>Luca </dc:creator>
              <dc:date>2012-10-26T17:41:00</dc:date>
            </office:change-info>
          </text:insertion>
        </text:changed-region>
        <text:changed-region xml:id="ct150927216" text:id="ct150927216">
          <text:insertion>
            <office:change-info>
              <dc:creator>Luca </dc:creator>
              <dc:date>2012-10-26T17:42:00</dc:date>
            </office:change-info>
          </text:insertion>
        </text:changed-region>
        <text:changed-region xml:id="ct150936200" text:id="ct150936200">
          <text:insertion>
            <office:change-info>
              <dc:creator>Brat </dc:creator>
              <dc:date>2013-10-27T01:47:00</dc:date>
            </office:change-info>
          </text:insertion>
        </text:changed-region>
        <text:changed-region xml:id="ct150936640" text:id="ct150936640">
          <text:insertion>
            <office:change-info>
              <dc:creator>Luca </dc:creator>
              <dc:date>2012-10-26T17:42:00</dc:date>
            </office:change-info>
          </text:insertion>
        </text:changed-region>
        <text:changed-region xml:id="ct150857680" text:id="ct150857680">
          <text:insertion>
            <office:change-info>
              <dc:creator>Brat </dc:creator>
              <dc:date>2013-10-27T01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>Name</text:p>
          </table:table-cell>
          <table:table-cell table:style-name="Tabella1.A1" office:value-type="string">
            <text:p text:style-name="Table_20_Contents">Surname</text:p>
          </table:table-cell>
          <table:table-cell table:style-name="Tabella1.C1" office:value-type="string">
            <text:p text:style-name="Table_20_Contents">Adress</text:p>
          </table:table-cell>
        </table:table-row>
        <table:table-row>
          <table:table-cell table:style-name="Tabella1.A2" office:value-type="string">
            <text:p text:style-name="P1"><office:annotation><dc:creator>Luca </dc:creator><dc:date>2012-10-26T17:37:36</dc:date><text:p text:style-name="P2"><text:span text:style-name="T1">do row for p in persons</text:span></text:p></office:annotation><text:change-start text:change-id="ct150926504"/>p.cust_name<text:change-end text:change-id="ct150926504"/></text:p>
          </table:table-cell>
          <table:table-cell table:style-name="Tabella1.A2" office:value-type="string">
            <text:p text:style-name="P1"><text:change-start text:change-id="ct150927216"/>p.<text:change-end text:change-id="ct150927216"/><text:change-start text:change-id="ct150936200"/>address<text:change-end text:change-id="ct150936200"/></text:p>
          </table:table-cell>
          <table:table-cell table:style-name="Tabella1.C2" office:value-type="string">
            <text:p text:style-name="P1"><text:change-start text:change-id="ct150936640"/>p.<text:change-end text:change-id="ct150936640"/><text:change-start text:change-id="ct150857680"/>email<text:change-end text:change-id="ct15085768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2-10-26T17:36:52</meta:creation-date>
    <dc:date>2013-10-27T01:49:40</dc:date>
    <dc:creator>Brat </dc:creator>
    <meta:editing-duration>PT9M29S</meta:editing-duration>
    <meta:editing-cycles>12</meta:editing-cycles>
    <meta:generator>LibreOffice/3.5$Linux_x86 LibreOffice_project/350m1$Build-2</meta:generator>
    <meta:document-statistic meta:table-count="1" meta:image-count="0" meta:object-count="0" meta:page-count="1" meta:paragraph-count="6" meta:word-count="7" meta:character-count="45" meta:non-whitespace-character-count="45"/>
  </office:meta>
</office:document-meta>
</file>